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AAB00000D3DE9A278D3.svm"/>
  <manifest:file-entry manifest:media-type="" manifest:full-path="Pictures/2000000700001E1200000FAC0E8AA8CB.wmf"/>
  <manifest:file-entry manifest:media-type="" manifest:full-path="Pictures/200000070000365000001D8A3739BB96.svm"/>
  <manifest:file-entry manifest:media-type="image/png" manifest:full-path="Pictures/100000000000002000000022825283B3.png"/>
  <manifest:file-entry manifest:media-type="" manifest:full-path="Pictures/200000070000442E00000F25788A3337.svm"/>
  <manifest:file-entry manifest:media-type="image/png" manifest:full-path="Pictures/10000000000000230000002125DCA073.png"/>
  <manifest:file-entry manifest:media-type="" manifest:full-path="Pictures/200000070000132B000003134B867585.svm"/>
  <manifest:file-entry manifest:media-type="image/png" manifest:full-path="Pictures/100000000000002000000020B0FE6690.png"/>
  <manifest:file-entry manifest:media-type="image/png" manifest:full-path="Pictures/100000000000001E00000020937AC228.png"/>
  <manifest:file-entry manifest:media-type="" manifest:full-path="Pictures/20000007000005310000028C28CEB328.svm"/>
  <manifest:file-entry manifest:media-type="" manifest:full-path="Pictures/200000070000486A00002B177B9F971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MS Mincho'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6.633cm" table:align="left" style:writing-mode="lr-tb"/>
    </style:style>
    <style:style style:name="Tableau1.A" style:family="table-column">
      <style:table-column-properties style:column-width="13.488cm"/>
    </style:style>
    <style:style style:name="Tableau1.B" style:family="table-column">
      <style:table-column-properties style:column-width="7.68cm"/>
    </style:style>
    <style:style style:name="Tableau1.C" style:family="table-column">
      <style:table-column-properties style:column-width="5.465cm"/>
    </style:style>
    <style:style style:name="Tableau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cccff" fo:padding="0.097cm" fo:border="0.002cm solid #000000">
        <style:background-image/>
      </style:table-cell-properties>
    </style:style>
    <style:style style:name="Tableau1.A2.1" style:family="table-column">
      <style:table-column-properties style:column-width="4.891cm"/>
    </style:style>
    <style:style style:name="Tableau1.A2.2" style:family="table-column">
      <style:table-column-properties style:column-width="8.597cm"/>
    </style:style>
    <style:style style:name="Tableau1.A2.1" style:family="table-row">
      <style:table-row-properties style:min-row-height="3.141cm"/>
    </style:style>
    <style:style style:name="Tableau1.A2.1.1" style:family="table-cell">
      <style:table-cell-properties fo:padding="0.097cm" fo:border-left="0.002cm solid #000000" fo:border-right="none" fo:border-top="none" fo:border-bottom="0.002cm solid #000000"/>
    </style:style>
    <style:style style:name="Tableau1.A2.1.2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A2.2.2" style:family="table-cell">
      <style:table-cell-properties style:vertical-align="middle"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A2.3" style:family="table-row">
      <style:table-row-properties style:min-row-height="3.607cm"/>
    </style:style>
    <style:style style:name="Tableau1.C2.1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C2.1.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/>
    </style:style>
    <style:style style:name="P2" style:family="paragraph" style:parent-style-name="Standard">
      <style:text-properties style:font-name="Arial" fo:font-size="11pt" style:font-size-asian="11pt"/>
    </style:style>
    <style:style style:name="P3" style:family="paragraph" style:parent-style-name="Standard">
      <style:paragraph-properties style:snap-to-layout-grid="false"/>
      <style:text-properties style:font-name="Arial" fo:font-size="11pt" style:font-size-asian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style="italic" style:font-size-asian="11pt" style:font-style-asian="italic"/>
    </style:style>
    <style:style style:name="P5" style:family="paragraph" style:parent-style-name="Standard">
      <style:paragraph-properties fo:text-align="justify" style:justify-single-word="false">
        <style:tab-stops>
          <style:tab-stop style:position="3.501cm"/>
        </style:tab-stops>
      </style:paragraph-properties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color="#ff0000" style:font-name="Arial" fo:font-size="11pt" fo:font-weight="bold" style:font-size-asian="11pt" style:font-weight-asian="bold" style:font-name-complex="Ari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Table_20_Contents">
      <style:text-properties fo:font-size="6pt" style:font-size-asian="6pt" style:font-size-complex="6pt"/>
    </style:style>
    <style:style style:name="P14" style:family="paragraph" style:parent-style-name="Standard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11pt" fo:language="fr" fo:country="FR" fo:font-weight="bold" style:font-name-asian="Times New Roman" style:font-size-asian="11pt" style:font-weight-asian="bold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orphans="2" fo:widows="2" style:writing-mode="lr-tb"/>
      <style:text-properties style:use-window-font-color="true" style:font-name="Arial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P16" style:family="paragraph" style:parent-style-name="Standard">
      <style:paragraph-properties fo:margin-left="0.009cm" fo:margin-right="0.009cm" fo:text-align="justify" style:justify-single-word="false" fo:text-indent="0.397cm" style:auto-text-indent="false" style:snap-to-layout-grid="false"/>
      <style:text-properties style:font-name="Arial" fo:font-size="11pt" fo:font-weight="normal" style:font-size-asian="11pt" style:font-weight-asian="normal" style:font-weight-complex="normal"/>
    </style:style>
    <style:style style:name="P17" style:family="paragraph" style:parent-style-name="Standard">
      <style:paragraph-properties fo:margin-left="0.009cm" fo:margin-right="0.009cm" fo:text-align="justify" style:justify-single-word="false" fo:text-indent="0.397cm" style:auto-text-indent="false"/>
      <style:text-properties style:font-name="Arial" fo:font-size="11pt" style:font-size-asian="11pt"/>
    </style:style>
    <style:style style:name="P18" style:family="paragraph" style:parent-style-name="Standard">
      <style:paragraph-properties fo:margin-left="0.009cm" fo:margin-right="0.009cm" fo:text-align="justify" style:justify-single-word="false" fo:text-indent="0.397cm" style:auto-text-indent="false"/>
    </style:style>
    <style:style style:name="P19" style:family="paragraph" style:parent-style-name="Standard">
      <style:paragraph-properties fo:margin-left="0.009cm" fo:margin-right="0.009cm" fo:text-align="justify" style:justify-single-word="false" fo:text-indent="0.37cm" style:auto-text-indent="false" style:snap-to-layout-grid="false"/>
      <style:text-properties style:font-name="Arial" fo:font-size="11pt" style:font-size-asian="11pt"/>
    </style:style>
    <style:style style:name="P20" style:family="paragraph" style:parent-style-name="Standard">
      <style:paragraph-properties fo:margin-left="0.009cm" fo:margin-right="0.009cm" fo:text-align="justify" style:justify-single-word="false" fo:orphans="2" fo:widows="2" fo:text-indent="0.37cm" style:auto-text-indent="false" style:snap-to-layout-grid="false" style:writing-mode="lr-tb"/>
      <style:text-properties style:use-window-font-color="true" style:font-name="Arial" fo:font-size="11pt" fo:language="fr" fo:country="FR" fo:font-weight="normal" style:font-name-asian="Times New Roman" style:font-size-asian="11pt" style:font-weight-asian="normal" style:font-name-complex="Times New Roman" style:font-size-complex="12pt" style:language-complex="ar" style:country-complex="SA" style:font-weight-complex="normal"/>
    </style:style>
    <style:style style:name="P21" style:family="paragraph" style:parent-style-name="Standard">
      <style:paragraph-properties fo:margin-left="0.018cm" fo:margin-right="-0.011cm" fo:text-align="justify" style:justify-single-word="false" fo:orphans="2" fo:widows="2" fo:text-indent="0cm" style:auto-text-indent="false" style:snap-to-layout-grid="false" style:writing-mode="lr-tb">
        <style:tab-stops/>
      </style:paragraph-properties>
      <style:text-properties style:use-window-font-color="true" style:font-name="Arial" fo:font-size="11pt" fo:language="fr" fo:country="FR" fo:font-weight="normal" style:font-name-asian="Times New Roman" style:font-size-asian="11pt" style:font-weight-asian="normal" style:font-name-complex="Times New Roman" style:font-size-complex="12pt" style:language-complex="ar" style:country-complex="SA" style:font-weight-complex="normal"/>
    </style:style>
    <style:style style:name="P22" style:family="paragraph" style:parent-style-name="Table_20_Contents">
      <style:paragraph-properties fo:margin-left="-0.011cm" fo:margin-right="-0.011cm" fo:text-indent="0.173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left="-0.011cm" fo:margin-right="-0.011cm" fo:text-indent="0.086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4" style:family="paragraph" style:parent-style-name="Heading_20_2" style:master-page-name="Standard">
      <style:paragraph-properties style:page-number="auto"/>
      <style:text-properties style:font-name="Arial"/>
    </style:style>
    <style:style style:name="P25" style:family="paragraph" style:parent-style-name="Heading_20_3">
      <style:text-properties style:font-name="Arial" style:text-underline-style="none"/>
    </style:style>
    <style:style style:name="P26" style:family="paragraph" style:parent-style-name="Table_20_Contents">
      <style:paragraph-properties fo:text-align="center" style:justify-single-word="false" fo:background-color="#ccccff">
        <style:background-image/>
      </style:paragraph-properties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 fo:background-color="#ccccff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/>
    </style:style>
    <style:style style:name="T3" style:family="text">
      <style:text-properties style:font-name="Arial" fo:font-size="11pt" fo:font-style="italic" fo:font-weight="bold" style:font-size-asian="11pt" style:font-style-asian="italic" style:font-weight-asian="bold"/>
    </style:style>
    <style:style style:name="T4" style:family="text">
      <style:text-properties style:font-name="Arial" fo:font-size="11pt" fo:font-style="italic" fo:font-weight="bold" style:font-size-asian="11pt" style:font-style-asian="italic" style:font-weight-asian="bold" style:font-weight-complex="bold"/>
    </style:style>
    <style:style style:name="T5" style:family="text">
      <style:text-properties style:font-name="Arial" fo:font-size="11pt" fo:font-style="italic" fo:font-weight="bold" style:font-size-asian="11pt" style:font-style-asian="italic" style:font-weight-asian="bold" style:font-style-complex="italic" style:font-weight-complex="bold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<text:s/>Fiche technique de PHYLOGENE</text:h>
      <text:h text:style-name="P25" text:outline-level="3">...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6">Les icônes d'accès aux activités et aux utilitaires<text:span text:style-name="T9"> </text:span></text:p>
            <text:p text:style-name="P27">(elles ne <text:s/>sont <text:s/>pas toujours toutes visibles)</text:p>
          </table:table-cell>
          <table:table-cell table:style-name="Tableau1.A1" office:value-type="string">
            <text:p text:style-name="P1">Déplacer les branches de l’arbre</text:p>
          </table:table-cell>
          <table:table-cell table:style-name="Tableau1.C1" office:value-type="string">
            <text:p text:style-name="P1">états des caractères</text:p>
          </table:table-cell>
        </table:table-row>
        <table:table-row>
          <table:table-cell>
            <table:table table:is-sub-table="true">
              <table:table-column table:style-name="Tableau1.A2.1"/>
              <table:table-column table:style-name="Tableau1.A2.2"/>
              <table:table-row table:style-name="Tableau1.A2.1">
                <table:table-cell table:style-name="Tableau1.A2.1.1" table:number-columns-spanned="2" office:value-type="string">
                  <text:p text:style-name="P8"><draw:frame draw:style-name="fr1" draw:name="Image2" text:anchor-type="as-char" svg:width="13.294cm" svg:height="2.953cm" draw:z-index="10"><draw:image xlink:href="Pictures/200000070000442E00000F25788A3337.svm" xlink:type="simple" xlink:show="embed" xlink:actuate="onLoad"/></draw:frame></text:p>
                </table:table-cell>
                <table:covered-table-cell/>
              </table:table-row>
              <table:table-row>
                <table:table-cell table:style-name="Tableau1.A2.1.2" office:value-type="string">
                  <text:p text:style-name="P1">Construire une matrice de caractères</text:p>
                </table:table-cell>
                <table:table-cell table:style-name="Tableau1.A2.2.2" office:value-type="string">
                  <text:p text:style-name="P1">Exemple de matrice de caractères</text:p>
                </table:table-cell>
              </table:table-row>
              <table:table-row table:style-name="Tableau1.A2.3">
                <table:table-cell table:style-name="Tableau1.A2.1.1" office:value-type="string">
                  <text:p text:style-name="Standard"><text:span text:style-name="T2">Cliquer sur </text:span><text:span text:style-name="T4">construire</text:span><text:span text:style-name="T2">.</text:span></text:p>
                  <text:p text:style-name="P2"><text:span text:style-name="T8">Sélectionner</text:span> les espèces en cliquant sur chacune d’elles. Un nouveau clic sur la figure enlève l’espèce de la sélection.</text:p>
                  <text:p text:style-name="P2">Choisir les caractères dans le menu déroulant.</text:p>
                </table:table-cell>
                <table:table-cell table:style-name="Tableau1.A2.1.1" office:value-type="string">
                  <text:p text:style-name="P8"><draw:frame draw:style-name="fr2" draw:name="Image5" text:anchor-type="as-char" svg:width="8.146cm" svg:height="3.395cm" draw:z-index="1"><draw:image xlink:href="Pictures/2000000700001E1200000FAC0E8AA8CB.wmf" xlink:type="simple" xlink:show="embed" xlink:actuate="onLoad"/></draw:frame></text:p>
                </table:table-cell>
              </table:table-row>
              <table:table-row>
                <table:table-cell table:style-name="Tableau1.A2.1.1" table:number-columns-spanned="2" office:value-type="string">
                  <text:p text:style-name="P10"><text:span text:style-name="T9">Si le groupe étudié est référencé, le menu </text:span><text:span text:style-name="T10">Rechercher</text:span><text:span text:style-name="T9"> aide à choisir les espèces.</text:span> </text:p>
                </table:table-cell>
                <table:covered-table-cell/>
              </table:table-row>
              <table:table-row>
                <table:table-cell table:style-name="Tableau1.A2.1.1" table:number-columns-spanned="2" office:value-type="string">
                  <text:p text:style-name="P3"><text:span text:style-name="T8">Remplir</text:span> le tableau en cliquant dans chacune des cases et en utilisant les informations qui apparaissent en bas, à droite de l’écran. <text:span text:style-name="T8">Vérifier</text:span> votre tableau. Corriger si nécessaire.</text:p>
                </table:table-cell>
                <table:covered-table-cell/>
              </table:table-row>
              <table:table-row>
                <table:table-cell table:style-name="Tableau1.A2.1.2" office:value-type="string">
                  <text:p text:style-name="P14">Polariser et coder les états des caractères</text:p>
                </table:table-cell>
                <table:table-cell table:style-name="Tableau1.A2.2.2" office:value-type="string">
                  <text:p text:style-name="P14">Exemple de matrice codée</text:p>
                </table:table-cell>
              </table:table-row>
              <table:table-row>
                <table:table-cell table:style-name="Tableau1.A2.1.1" office:value-type="string">
                  <text:p text:style-name="P15">Après avoir construit et validé une matrice de caractères, cliquer sur l'icône Polariser.</text:p>
                  <text:p text:style-name="P15">Choisir un taxon extragroupe pour trouver les états primitifs.</text:p>
                </table:table-cell>
                <table:table-cell table:style-name="Tableau1.A2.1.1" office:value-type="string">
                  <text:p text:style-name="P13"><draw:frame draw:style-name="fr1" draw:name="Image1" text:anchor-type="as-char" svg:width="8.232cm" svg:height="2.552cm" draw:z-index="2"><draw:image xlink:href="Pictures/2000000700002AAB00000D3DE9A278D3.svm" xlink:type="simple" xlink:show="embed" xlink:actuate="onLoad"/></draw:frame></text:p>
                  <text:p text:style-name="P9">Les fossiles sont en rouge, l'extragroupe en bleu</text:p>
                </table:table-cell>
              </table:table-row>
            </table:table>
          </table:table-cell>
          <table:table-cell table:style-name="Tableau1.A2.1.1" office:value-type="string">
            <text:p text:style-name="P6"><text:span text:style-name="T2">Cliquer sur le menu </text:span><text:span text:style-name="T5">Établir des parentés</text:span><text:span text:style-name="T3"> </text:span><text:span text:style-name="T2">: </text:span></text:p>
            <text:p text:style-name="P16">Au départ, aucun taxon n'est activé. Activer les taxons <text:s/>progressivement (par exemple en commençant par le bas) et utiliser les états de caractères (voir ci-contre) pour placer le nouveau taxon et construire l'arbre.</text:p>
            <text:p text:style-name="P19"><draw:frame draw:style-name="fr3" draw:name="Image9" text:anchor-type="as-char" svg:width="0.651cm" svg:height="0.695cm" draw:z-index="3"><draw:image xlink:href="Pictures/100000000000001E00000020937AC228.png" xlink:type="simple" xlink:show="embed" xlink:actuate="onLoad"/></draw:frame> <text:span text:style-name="T7">Cliquer</text:span> sur la branche à déplacer avec le bouton gauche de la souris.</text:p>
            <text:p text:style-name="P17">Sans lâcher ce bouton, déplacer la souris de façon à venir faire le branchement là où on le souhaite. Si le branchement est possible, une croix ou un doigt pointé apparaît.</text:p>
            <text:p text:style-name="P18"><text:span text:style-name="T2">Il est aussi possible de changer la disposition des branches sans modifier les relations de parentés</text:span><text:span text:style-name="T2"> </text:span></text:p>
            <text:p text:style-name="Standard"><text:span text:style-name="T2"><draw:frame draw:style-name="fr3" draw:name="Image6" text:anchor-type="as-char" svg:width="0.72cm" svg:height="0.767cm" draw:z-index="4"><draw:image xlink:href="Pictures/100000000000002000000022825283B3.png" xlink:type="simple" xlink:show="embed" xlink:actuate="onLoad"/></draw:frame></text:span><text:span text:style-name="T2"> <text:s text:c="3"/>Annule la dernière opération.</text:span></text:p>
            <text:p text:style-name="Standard"><text:span text:style-name="T2"><draw:frame draw:style-name="fr3" draw:name="Image10" text:anchor-type="as-char" svg:width="0.691cm" svg:height="0.691cm" draw:z-index="5"><draw:image xlink:href="Pictures/100000000000002000000020B0FE6690.png" xlink:type="simple" xlink:show="embed" xlink:actuate="onLoad"/></draw:frame></text:span><text:span text:style-name="T2"> <text:s text:c="3"/>Permutation des branches autour d’un nœud. Cliquer sur cette icône puis se placer au niveau d’un nœud <text:s/>et cliquer à nouveau.</text:span></text:p>
            <text:p text:style-name="Standard"><draw:frame draw:style-name="fr4" draw:name="Image11" text:anchor-type="as-char" svg:width="0.762cm" svg:height="0.716cm" draw:z-index="6"><draw:image xlink:href="Pictures/10000000000000230000002125DCA073.png" xlink:type="simple" xlink:show="embed" xlink:actuate="onLoad"/></draw:frame><text:span text:style-name="T2"> <text:s/>Relie toutes les branches à un même noeud.</text:span></text:p>
            <text:p text:style-name="Standard"><text:span text:style-name="T2"><draw:frame draw:style-name="fr5" draw:name="images1" text:anchor-type="as-char" svg:y="-0.512cm" svg:width="1.328cm" svg:height="0.653cm" draw:z-index="8"><draw:image xlink:href="Pictures/20000007000005310000028C28CEB328.svm" xlink:type="simple" xlink:show="embed" xlink:actuate="onLoad"/></draw:frame></text:span><text:span text:style-name="T2"> Donne accès à un menu qui permet de choisir le mode de représentation de l'arbre (avec ou sans les boîtes) et le mode de travail (édition ou exploration de l'arbre)</text:span></text:p>
          </table:table-cell>
          <table:table-cell>
            <table:table table:is-sub-table="true">
              <table:table-column table:style-name="Tableau1.C"/>
              <table:table-row>
                <table:table-cell table:style-name="Tableau1.C2.1.1" office:value-type="string">
                  <text:p text:style-name="P21"><text:span text:style-name="T9">En mode</text:span> <text:span text:style-name="T8">édition </text:span><text:span text:style-name="T10">(Choix/éditer)</text:span></text:p>
                  <text:p text:style-name="P20"><draw:frame draw:style-name="fr6" draw:name="Image3" text:anchor-type="paragraph" svg:width="5.128cm" svg:height="3.149cm" draw:z-index="0"><draw:image xlink:href="Pictures/200000070000365000001D8A3739BB96.svm" xlink:type="simple" xlink:show="embed" xlink:actuate="onLoad"/></draw:frame>En <text:span text:style-name="T7">cliquant sur un caractère</text:span> dans la matrice, le code couleur affecté au caractère apparaît.</text:p>
                </table:table-cell>
              </table:table-row>
              <table:table-row>
                <table:table-cell table:style-name="Tableau1.C2.1.2" office:value-type="string">
                  <text:p text:style-name="P14">Vérification de l'arbre</text:p>
                </table:table-cell>
              </table:table-row>
              <table:table-row>
                <table:table-cell table:style-name="Tableau1.C2.1.1" office:value-type="string">
                  <text:p text:style-name="P9">En mode <text:span text:style-name="T8">exploration.</text:span></text:p>
                  <text:p text:style-name="P22">Lorsque l'on clique sur un nœud représentant un ancêtre, la liste de ses états de caractères <text:s/>apparaît (telle qu'elle peut être déduite de l'arbre dessiné). </text:p>
                  <text:p text:style-name="P23"><draw:frame draw:style-name="fr7" draw:name="Image4" text:anchor-type="paragraph" svg:width="4.14cm" svg:height="2.461cm" draw:z-index="7"><draw:image xlink:href="Pictures/200000070000486A00002B177B9F9711.svm" xlink:type="simple" xlink:show="embed" xlink:actuate="onLoad"/></draw:frame><text:span text:style-name="T6">►</text:span> Si le groupe des descendants partage un état dérivé commun exclusif, les branches sont mises en vert. jaune : états dérivés communs non exclusifs</text:p>
                </table:table-cell>
              </table:table-row>
            </table:table>
          </table:table-cell>
        </table:table-row>
        <table:table-row>
          <table:table-cell table:style-name="Tableau1.A2.1.1" office:value-type="string">
            <text:p text:style-name="P15">Colorer les états primitifs comme ceux de l'extragroupe, puis colorer les états dérivés. Faire vérifier à la fin. En cas de problème, utiliser le bouton Aide.</text:p>
            <text:p text:style-name="P15">Les lignes et les colonnes peuvent être déplacées pour regrouper au maximum les états de même niveau.</text:p>
          </table:table-cell>
          <table:table-cell table:style-name="Tableau1.A2.1.1" office:value-type="string">
            <text:p text:style-name="P4"><draw:frame draw:style-name="fr8" draw:name="images2" text:anchor-type="as-char" svg:width="4.907cm" svg:height="0.787cm" draw:z-index="9"><draw:image xlink:href="Pictures/200000070000132B000003134B867585.svm" xlink:type="simple" xlink:show="embed" xlink:actuate="onLoad"/></draw:frame> <text:span text:style-name="T11">permet de conserver un l'arbre affiché dans une fenêtre de comparaison</text:span></text:p>
          </table:table-cell>
          <table:table-cell table:style-name="Tableau1.C2.1.1" office:value-type="string">
            <text:p text:style-name="P11"><text:span text:style-name="T6">►</text:span> Sinon, <text:s/>une mise en garde est affichée.</text:p>
            <text:p text:style-name="P12">Les dates sont celles du premier fossile ayant cet état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MS Mincho'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end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text-align="justify" style:justify-single-word="false" fo:keep-with-next="always"/>
      <style:text-properties fo:color="#0000ff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text-align="justify" style:justify-single-word="false" fo:keep-with-next="always"/>
      <style:text-properties fo:color="#ff0000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.635cm" fo:margin-right="0cm" fo:text-align="center" style:justify-single-word="false" fo:text-indent="0cm" style:auto-text-indent="false" fo:keep-with-next="always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text-align="end" style:justify-single-word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keep-with-next="always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text-align="end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color="#ff0000" style:font-name="Comic Sans MS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Corps_20_de_20_texte_20_3" style:display-name="Corps de texte 3" style:family="paragraph" style:parent-style-name="Standard">
      <style:paragraph-properties fo:text-align="justify" style:justify-single-word="false" style:text-autospace="none"/>
      <style:text-properties fo:color="#000000" style:font-name="Arial" fo:font-size="10pt" style:font-size-asian="10pt" style:font-name-complex="Arial" style:font-size-complex="10pt"/>
    </style:style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1z0" style:family="text">
      <style:text-properties fo:color="#000000" style:font-name="StarSymbol" fo:font-size="11pt" fo:font-style="normal" style:text-underline-style="none" fo:font-weight="bold" style:font-size-asian="11pt" style:font-style-asian="normal" style:font-weight-asian="bold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1" style:family="text">
      <style:text-properties fo:color="#000000" style:font-name="Times New Roman" style:font-name-asian="Times New Roman" style:font-name-complex="Times New Roman"/>
    </style:style>
    <style:style style:name="WW8Num5z0" style:family="text">
      <style:text-properties style:font-name="Times New Roman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style:font-name-asian="Times New Roman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11z0" style:family="text">
      <style:text-properties fo:color="#000000" fo:font-style="normal" fo:font-weight="normal" style:font-style-asian="normal" style:font-weight-asian="normal" style:font-weight-complex="bold"/>
    </style:style>
    <style:style style:name="WW8Num11z1" style:family="text">
      <style:text-properties fo:color="#000000" fo:font-weight="normal" style:font-weight-asian="normal" style:font-weight-complex="bold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Arial" fo:font-style="normal" style:font-name-asian="Times New Roman" style:font-style-asian="normal" style:font-name-complex="Aria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5z4" style:family="text">
      <style:text-properties style:font-name="Courier New" style:font-name-complex="Courier New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fo:color="#0000ff"/>
    </style:style>
    <style:style style:name="WW8Num19z0" style:family="text">
      <style:text-properties style:font-name="Arial" fo:font-style="normal" style:font-name-asian="Times New Roman" style:font-style-asian="normal" style:font-name-complex="Aria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use-window-font-color="true"/>
    </style:style>
    <style:style style:name="WW8Num22z1" style:family="text">
      <style:text-properties style:font-name="Symbol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-0.116cm" text:min-label-width="0.635cm"/>
        <style:text-properties style:font-name="Times New Roman"/>
      </text:list-level-style-bullet>
      <text:list-level-style-bullet text:level="2" text:style-name="WW8Num2z1" style:num-suffix="." text:bullet-char="o">
        <style:list-level-properties text:space-before="1.154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2.424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3.694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4.964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234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7.504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8.774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3z1" style:num-suffix="." text:bullet-char="-">
        <style:list-level-properties text:space-before="1.905cm" text:min-label-width="0.635cm"/>
        <style:text-properties style:font-name="Times New Roman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-0.116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154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2.424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3.694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4.964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6.234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7.504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8.774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0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style:num-suffix="." text:bullet-char="-">
        <style:list-level-properties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text:style-name="WW8Num11z0" style:num-suffix="-" style:num-format="1">
        <style:list-level-properties text:space-before="0.635cm" text:min-label-width="0.635cm"/>
      </text:list-level-style-number>
      <text:list-level-style-number text:level="2" text:style-name="WW8Num11z1" style:num-suffix="-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space-before="0.635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format="1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bullet text:level="1" text:style-name="WW8Num19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text:style-name="WW8Num20z0" style:num-suffix="-" style:num-format="1" text:start-value="2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2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3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bullet text:level="1" text:style-name="WW8Num24z0" style:num-suffix="." text:bullet-char="">
        <style:list-level-properties text:space-before="-0.116cm"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1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space-before="2.424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3.694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4.964cm" text:min-label-width="0.635cm"/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space-before="6.234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7.504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8.774cm" text:min-label-width="0.635cm"/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space-before="10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3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>
        <style:tab-stops>
          <style:tab-stop style:position="3.501cm"/>
        </style:tab-stops>
      </style:paragraph-properties>
    </style:style>
    <style:style style:name="MT1" style:family="text">
      <style:text-properties style:font-name="Arial"/>
    </style:style>
    <style:page-layout style:name="Mpm1">
      <style:page-layout-properties fo:page-width="29.7cm" fo:page-height="21.001cm" style:num-format="1" style:print-orientation="landscape" fo:margin-top="1cm" fo:margin-bottom="0.7cm" fo:margin-left="1.501cm" fo:margin-right="1.561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cm" fo:margin-bottom="1.501cm" fo:margin-left="1.501cm" fo:margin-right="1.501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sion_20_1" style:display-name="Conversion 1" style:page-layout-name="Mpm2">
      <style:header>
        <text:p text:style-name="MP1"><text:span text:style-name="MT1"><text:file-name text:display="name-and-extension">Fiche_technique_Phylogene_2009.odt</text:file-name></text:span><text:span text:style-name="MT1"><text:tab/>I2 - Parenté entre êtres vivants actuels et fossiles. La lignée humaine – La place de l'Homme dans le règne animal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liens de parenté et données moléculaires</dc:title>
    <meta:initial-creator>Groupe baccalauréat SVT</meta:initial-creator>
    <meta:creation-date>2007-02-04T18:01:00</meta:creation-date>
    <dc:date>2009-09-13T12:31:44.82</dc:date>
    <meta:print-date>2008-09-16T20:32:14</meta:print-date>
    <dc:language>fr-FR</dc:language>
    <meta:editing-cycles>50</meta:editing-cycles>
    <meta:editing-duration>PT16H53M56S</meta:editing-duration>
    <meta:document-statistic meta:table-count="1" meta:image-count="11" meta:object-count="0" meta:page-count="1" meta:paragraph-count="42" meta:word-count="483" meta:character-count="2994"/>
    <dc:creator>Madre</dc:creator>
    <meta:user-defined meta:name="Dactylo">vrai</meta:user-defined>
    <meta:user-defined meta:name="Info 1"/>
    <meta:user-defined meta:name="Info 2"/>
    <meta:user-defined meta:name="Info 3"/>
    <meta:user-defined meta:name="Info 4"/>
  </office:meta>
</office:document-meta>
</file>